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Arial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text-line-through-type="none" style:text-position="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 fo:font-size="8pt" style:font-size-asian="8pt" style:font-size-complex="8pt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style-name="ce4" office:value-type="string" calcext:value-type="string">
            <text:p>TESTS RUN AT $2015-10-12T21:15:30.905+00:00$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/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ssignmentTests.rsc|: 6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.rsc|: 7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1.rsc|: 116 tests executed; 2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2.rsc|: 4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1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2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3.rsc|: 2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4.rsc|: 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Term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InterpolationTests.rsc|: 3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rsingTest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VisitTests.rsc|: 159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sDefined.rsc|: 104 tests executed; 3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tching.rsc|: 22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Tuples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Extended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No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With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Lookahead.rsc|: 0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LiteralsTests.rsc|: 3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LookaheadTests.rsc|: 3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ConcreteSyntax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ExpressionGrammars.rsc|: 1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meta/ModuleInfo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PreBootstrap.rsc|: 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Name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UtilTests.rsc|: 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PatternTests1.rsc|(7590,133,&lt;169,0&gt;,&lt;172,27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PatternTests1.rsc|(7349,240,&lt;161,0&gt;,&lt;168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VisitTests.rsc|(9328,86,&lt;362,0&gt;,&lt;363,6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IsDefined.rsc|(6184,125,&lt;313,0&gt;,&lt;317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IsDefined.rsc|(331,55,&lt;19,0&gt;,&lt;19,55&gt;): FALSE java.lang.ArrayIndexOutOfBoundsException: 20; function: isDefinedConcrete4(null); instruction: JMP 0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IsDefined.rsc|(220,53,&lt;15,0&gt;,&lt;15,53&gt;): FALSE java.lang.IndexOutOfBoundsException; function: isDefinedConcrete2(null); instruction: JMP 0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Matching.rsc|(3217,54,&lt;133,0&gt;,&lt;133,54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TEST SUMMARY: 5045 tests executed; 25 failed; 0 ignored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IsDefined.rsc|: java.lang.ArrayIndexOutOfBoundsException: 20; function: isDefinedConcrete4(null); instruction: JMP 0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IsDefined.rsc|: java.lang.IndexOutOfBoundsException; function: isDefinedConcrete2(null); instruction: JMP 0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13">
          <table:table-cell table:style-name="ce8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53">
          <table:table-cell table:style-name="ce9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4" office:value-type="string" calcext:value-type="string">
            <text:p>TESTS RUN AT $2015-10-12T22:09:32.888+00:00$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ssignmentTests.rsc|: 6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: 116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: 46 tests executed; 3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2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: 2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InterpolationTests.rsc|: 3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: 104 tests executed; 3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tching.rsc|: 22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Lookahead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Lookahead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(7590,133,&lt;169,0&gt;,&lt;172,27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(7349,240,&lt;161,0&gt;,&lt;168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(5009,126,&lt;112,0&gt;,&lt;113,22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(4619,171,&lt;101,0&gt;,&lt;102,55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(4261,151,&lt;90,0&gt;,&lt;91,35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(6184,125,&lt;313,0&gt;,&lt;317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(331,55,&lt;19,0&gt;,&lt;19,55&gt;): FALSE java.lang.ArrayIndexOutOfBoundsException; function: isDefinedConcrete4(null); instruction: JMP 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(220,53,&lt;15,0&gt;,&lt;15,53&gt;): FALSE java.lang.IndexOutOfBoundsException; function: isDefinedConcrete2(null); instruction: JMP 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tching.rsc|(3217,54,&lt;133,0&gt;,&lt;133,54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EST SUMMARY: 4869 tests executed; 28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: {error("Unexpected exception EXCEPTION in translateFunctionDeclaration, compiling visit14: Pattern 2 cannot be translated",|std:///lang/rascal/tests/functionality/VisitTests.rsc|(0,22043,&lt;1,0&gt;,&lt;761,112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: java.lang.ArrayIndexOutOfBoundsException; function: isDefinedConcrete4(null); instruction: JMP 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: java.lang.IndexOutOfBoundsException; function: isDefinedConcrete2(null); instruction: JMP 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Tuples.rsc|: {error("Cannot access fields on type list[tuple[int n, str type]]",|std:///lang/rascal/tests/basic/Tuples.rsc|(1444,4,&lt;41,66&gt;,&lt;41,70&gt;)),error("Type list[tuple[int n, str type]] does not allow fields",|std:///lang/rascal/tests/basic/Tuples.rsc|(1529,5,&lt;43,66&gt;,&lt;43,71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1" table:number-rows-repeated="4">
          <table:table-cell table:style-name="ce11"/>
          <table:table-cell table:number-columns-repeated="1023"/>
        </table:table-row>
        <table:table-row table:style-name="ro1" table:number-rows-repeated="28">
          <table:table-cell table:style-name="ce9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1:00:43.8234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0-13T00:30:06.172142000</dc:date>
    <meta:editing-duration>P83DT6H24M13S</meta:editing-duration>
    <meta:editing-cycles>257</meta:editing-cycles>
    <meta:generator>LibreOffice/5.0.2.2$MacOSX_X86_64 LibreOffice_project/37b43f919e4de5eeaca9b9755ed688758a8251fe</meta:generator>
    <meta:document-statistic meta:table-count="4" meta:cell-count="473" meta:object-count="0"/>
  </office:meta>
</office:document-meta>
</file>